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text>N</mtext>
      </msub>
      <mrow>
        <mspace width="2em"/>
        <mo stretchy="false">=</mo>
        <mspace width="2em"/>
      </mrow>
      <mfrac>
        <mi>F</mi>
        <mi>A</mi>
      </mfrac>
      <mspace width="4em"/>
      <mtext>; mit der Dimension: </mtext>
      <mrow>
        <mo fence="true" stretchy="true">[</mo>
        <mrow>
          <mfrac>
            <mi>N</mi>
            <msup>
              <mi>m</mi>
              <mn>2</mn>
            </msup>
          </mfrac>
        </mrow>
        <mo fence="true" stretchy="true">]</mo>
      </mrow>
    </mrow>
    <annotation encoding="StarMath 5.0">%isigma _"N" ~=~ F over A ~~"; mit der Dimension: " left [ N over m^2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53:13.161000000</meta:creation-date>
    <dc:date>2015-03-16T12:58:55.610000000</dc:date>
    <meta:editing-duration>PT2M42S</meta:editing-duration>
    <meta:editing-cycles>4</meta:editing-cycles>
    <meta:generator>LibreOffice/4.3.4.1$Windows_x86 LibreOffice_project/bc356b2f991740509f321d70e4512a6a54c5f243</meta:generator>
  </office:meta>
</office:document-meta>
</file>